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c31" officeooo:paragraph-rsid="000b4c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'IPV4_DST,IPV4_SRC': {'overflow_count': 0, 'currentusedspace': 8576, 'tablesize': 9150.592, 'oneEntrySize': 64}, 'FLAG,IPV4_DST,IPV4_SRC,IP_PROTO,PORT_DST,PORT_SRC': {'overflow_count': 0, 'currentusedspace': 1232, 'tablesize': 99744.25999999998, 'oneEntrySize': 112}, 'FLAG,IPV4_DST,IPV4_SRC,IP_PROTO': {'overflow_count': 0, 'currentusedspace': 4000, 'tablesize': 5028.84, 'oneEntrySize': 80}, 'FLAG,IPV4_DST,IPV4_SRC,IP_PROTO,PORT_DST': {'overflow_count': 0, 'currentusedspace': 20736, 'tablesize': 29541.168, 'oneEntrySize': 96}, 'IPV4_DST,IPV4_SRC,IP_PROTO': {'overflow_count': 0, 'currentusedspace': 24984, 'tablesize': 30487.716, 'oneEntrySize': 72}, 'IPV4_DST,IPV4_SRC,IP_PROTO,PORT_DST': {'overflow_count': 0, 'currentusedspace': 83512, 'tablesize': 162047.424, 'oneEntrySize': 88}}</text:p>
      <text:p text:style-name="P1">{'IPV4_DST,IPV4_SRC': {'overflow_count': 0, 'currentusedspace': 8448, 'tablesize': 9150.592, 'oneEntrySize': 64}, 'FLAG,IPV4_DST,IPV4_SRC,IP_PROTO,PORT_DST,PORT_SRC': {'overflow_count': 0, 'currentusedspace': 1120, 'tablesize': 99744.25999999998, 'oneEntrySize': 112}, 'FLAG,IPV4_DST,IPV4_SRC,IP_PROTO': {'overflow_count': 0, 'currentusedspace': 4000, 'tablesize': 5028.84, 'oneEntrySize': 80}, 'FLAG,IPV4_DST,IPV4_SRC,IP_PROTO,PORT_DST': {'overflow_count': 0, 'currentusedspace': 21024, 'tablesize': 29541.168, 'oneEntrySize': 96}, 'IPV4_DST,IPV4_SRC,IP_PROTO': {'overflow_count': 0, 'currentusedspace': 24768, 'tablesize': 30487.716, 'oneEntrySize': 72}, 'IPV4_DST,IPV4_SRC,IP_PROTO,PORT_DST': {'overflow_count': 0, 'currentusedspace': 82632, 'tablesize': 162047.424, 'oneEntrySize': 88}}</text:p>
      <text:p text:style-name="P1">{'IPV4_DST,IPV4_SRC': {'overflow_count': 0, 'currentusedspace': 8576, 'tablesize': 9150.592, 'oneEntrySize': 64}, 'FLAG,IPV4_DST,IPV4_SRC,IP_PROTO,PORT_DST,PORT_SRC': {'overflow_count': 0, 'currentusedspace': 1232, 'tablesize': 99744.25999999998, 'oneEntrySize': 112}, 'FLAG,IPV4_DST,IPV4_SRC,IP_PROTO': {'overflow_count': 0, 'currentusedspace': 4080, 'tablesize': 5028.84, 'oneEntrySize': 80}, 'FLAG,IPV4_DST,IPV4_SRC,IP_PROTO,PORT_DST': {'overflow_count': 0, 'currentusedspace': 20928, 'tablesize': 29541.168, 'oneEntrySize': 96}, 'IPV4_DST,IPV4_SRC,IP_PROTO': {'overflow_count': 0, 'currentusedspace': 24408, 'tablesize': 30487.716, 'oneEntrySize': 72}, 'IPV4_DST,IPV4_SRC,IP_PROTO,PORT_DST': {'overflow_count': 0, 'currentusedspace': 86064, 'tablesize': 162047.424, 'oneEntrySize': 88}}</text:p>
      <text:p text:style-name="P1">{'IPV4_DST,IPV4_SRC': {'overflow_count': 0, 'currentusedspace': 8512, 'tablesize': 9150.592, 'oneEntrySize': 64}, 'FLAG,IPV4_DST,IPV4_SRC,IP_PROTO,PORT_DST,PORT_SRC': {'overflow_count': 0, 'currentusedspace': 1120, 'tablesize': 99744.25999999998, 'oneEntrySize': 112}, 'FLAG,IPV4_DST,IPV4_SRC,IP_PROTO': {'overflow_count': 0, 'currentusedspace': 3680, 'tablesize': 5028.84, 'oneEntrySize': 80}, 'FLAG,IPV4_DST,IPV4_SRC,IP_PROTO,PORT_DST': {'overflow_count': 0, 'currentusedspace': 21408, 'tablesize': 29541.168, 'oneEntrySize': 96}, 'IPV4_DST,IPV4_SRC,IP_PROTO': {'overflow_count': 0, 'currentusedspace': 24624, 'tablesize': 30487.716, 'oneEntrySize': 72}, 'IPV4_DST,IPV4_SRC,IP_PROTO,PORT_DST': {'overflow_count': 0, 'currentusedspace': 83864, 'tablesize': 162047.424, 'oneEntrySize': 88}}</text:p>
      <text:p text:style-name="P1">{'IPV4_DST,IPV4_SRC': {'overflow_count': 0, 'currentusedspace': 8512, 'tablesize': 9150.592, 'oneEntrySize': 64}, 'FLAG,IPV4_DST,IPV4_SRC,IP_PROTO,PORT_DST,PORT_SRC': {'overflow_count': 0, 'currentusedspace': 1232, 'tablesize': 99744.25999999998, 'oneEntrySize': 112}, 'FLAG,IPV4_DST,IPV4_SRC,IP_PROTO': {'overflow_count': 0, 'currentusedspace': 4320, 'tablesize': 5028.84, 'oneEntrySize': 80}, 'FLAG,IPV4_DST,IPV4_SRC,IP_PROTO,PORT_DST': {'overflow_count': 0, 'currentusedspace': 20832, 'tablesize': 29541.168, 'oneEntrySize': 96}, 'IPV4_DST,IPV4_SRC,IP_PROTO': {'overflow_count': 0, 'currentusedspace': 24696, 'tablesize': 30487.716, 'oneEntrySize': 72}, 'IPV4_DST,IPV4_SRC,IP_PROTO,PORT_DST': {'overflow_count': 0, 'currentusedspace': 83512, 'tablesize': 162047.424, 'oneEntrySize': 88}}</text:p>
      <text:p text:style-name="P1">{'IPV4_DST,IPV4_SRC': {'overflow_count': 0, 'currentusedspace': 8512, 'tablesize': 9150.592, 'oneEntrySize': 64}, 'FLAG,IPV4_DST,IPV4_SRC,IP_PROTO,PORT_DST,PORT_SRC': {'overflow_count': 0, 'currentusedspace': 1232, 'tablesize': 99744.25999999998, 'oneEntrySize': 112}, 'FLAG,IPV4_DST,IPV4_SRC,IP_PROTO': {'overflow_count': 0, 'currentusedspace': 3840, 'tablesize': 5028.84, 'oneEntrySize': 80}, 'FLAG,IPV4_DST,IPV4_SRC,IP_PROTO,PORT_DST': {'overflow_count': 0, 'currentusedspace': 21504, 'tablesize': 29541.168, 'oneEntrySize': 96}, 'IPV4_DST,IPV4_SRC,IP_PROTO': {'overflow_count': 0, 'currentusedspace': 24984, 'tablesize': <text:soft-page-break/>30487.716, 'oneEntrySize': 72}, 'IPV4_DST,IPV4_SRC,IP_PROTO,PORT_DST': {'overflow_count': 0, 'currentusedspace': 84568, 'tablesize': 162047.424, 'oneEntrySize': 88}}</text:p>
      <text:p text:style-name="P1">{'IPV4_DST,IPV4_SRC': {'overflow_count': 0, 'currentusedspace': 8384, 'tablesize': 9150.592, 'oneEntrySize': 64}, 'FLAG,IPV4_DST,IPV4_SRC,IP_PROTO,PORT_DST,PORT_SRC': {'overflow_count': 0, 'currentusedspace': 1232, 'tablesize': 99744.25999999998, 'oneEntrySize': 112}, 'FLAG,IPV4_DST,IPV4_SRC,IP_PROTO': {'overflow_count': 0, 'currentusedspace': 4240, 'tablesize': 5028.84, 'oneEntrySize': 80}, 'FLAG,IPV4_DST,IPV4_SRC,IP_PROTO,PORT_DST': {'overflow_count': 0, 'currentusedspace': 20160, 'tablesize': 29541.168, 'oneEntrySize': 96}, 'IPV4_DST,IPV4_SRC,IP_PROTO': {'overflow_count': 0, 'currentusedspace': 24840, 'tablesize': 30487.716, 'oneEntrySize': 72}, 'IPV4_DST,IPV4_SRC,IP_PROTO,PORT_DST': {'overflow_count': 0, 'currentusedspace': 83600, 'tablesize': 162047.424, 'oneEntrySize': 88}}</text:p>
      <text:p text:style-name="P1">{'IPV4_DST,IPV4_SRC': {'overflow_count': 0, 'currentusedspace': 8512, 'tablesize': 9150.592, 'oneEntrySize': 64}, 'FLAG,IPV4_DST,IPV4_SRC,IP_PROTO,PORT_DST,PORT_SRC': {'overflow_count': 0, 'currentusedspace': 1232, 'tablesize': 99744.25999999998, 'oneEntrySize': 112}, 'FLAG,IPV4_DST,IPV4_SRC,IP_PROTO': {'overflow_count': 0, 'currentusedspace': 3840, 'tablesize': 5028.84, 'oneEntrySize': 80}, 'FLAG,IPV4_DST,IPV4_SRC,IP_PROTO,PORT_DST': {'overflow_count': 0, 'currentusedspace': 20160, 'tablesize': 29541.168, 'oneEntrySize': 96}, 'IPV4_DST,IPV4_SRC,IP_PROTO': {'overflow_count': 0, 'currentusedspace': 24768, 'tablesize': 30487.716, 'oneEntrySize': 72}, 'IPV4_DST,IPV4_SRC,IP_PROTO,PORT_DST': {'overflow_count': 0, 'currentusedspace': 83512, 'tablesize': 162047.424, 'oneEntrySize': 88}}</text:p>
      <text:p text:style-name="P1">{'IPV4_DST,IPV4_SRC': {'overflow_count': 0, 'currentusedspace': 8384, 'tablesize': 9150.592, 'oneEntrySize': 64}, 'FLAG,IPV4_DST,IPV4_SRC,IP_PROTO,PORT_DST,PORT_SRC': {'overflow_count': 0, 'currentusedspace': 1232, 'tablesize': 99744.25999999998, 'oneEntrySize': 112}, 'FLAG,IPV4_DST,IPV4_SRC,IP_PROTO': {'overflow_count': 0, 'currentusedspace': 3840, 'tablesize': 5028.84, 'oneEntrySize': 80}, 'FLAG,IPV4_DST,IPV4_SRC,IP_PROTO,PORT_DST': {'overflow_count': 0, 'currentusedspace': 21024, 'tablesize': 29541.168, 'oneEntrySize': 96}, 'IPV4_DST,IPV4_SRC,IP_PROTO': {'overflow_count': 0, 'currentusedspace': 24912, 'tablesize': 30487.716, 'oneEntrySize': 72}, 'IPV4_DST,IPV4_SRC,IP_PROTO,PORT_DST': {'overflow_count': 0, 'currentusedspace': 82896, 'tablesize': 162047.424, 'oneEntrySize': 88}}</text:p>
      <text:p text:style-name="P1">{'IPV4_DST,IPV4_SRC': {'overflow_count': 0, 'currentusedspace': 8576, 'tablesize': 9150.592, 'oneEntrySize': 64}, 'FLAG,IPV4_DST,IPV4_SRC,IP_PROTO,PORT_DST,PORT_SRC': {'overflow_count': 0, 'currentusedspace': 1232, 'tablesize': 99744.25999999998, 'oneEntrySize': 112}, 'FLAG,IPV4_DST,IPV4_SRC,IP_PROTO': {'overflow_count': 0, 'currentusedspace': 4080, 'tablesize': 5028.84, 'oneEntrySize': 80}, 'FLAG,IPV4_DST,IPV4_SRC,IP_PROTO,PORT_DST': {'overflow_count': 0, 'currentusedspace': 20544, 'tablesize': 29541.168, 'oneEntrySize': 96}, 'IPV4_DST,IPV4_SRC,IP_PROTO': {'overflow_count': 0, 'currentusedspace': 24984, 'tablesize': 30487.716, 'oneEntrySize': 72}, 'IPV4_DST,IPV4_SRC,IP_PROTO,PORT_DST': {'overflow_count': 0, 'currentusedspace': 83160, 'tablesize': 162047.424, 'oneEntrySize': 88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06:29.998662136</meta:creation-date>
    <dc:date>2018-06-03T17:07:12.849362416</dc:date>
    <meta:editing-duration>PT43S</meta:editing-duration>
    <meta:editing-cycles>1</meta:editing-cycles>
    <meta:document-statistic meta:table-count="0" meta:image-count="0" meta:object-count="0" meta:page-count="2" meta:paragraph-count="10" meta:word-count="540" meta:character-count="7900" meta:non-whitespace-character-count="7370"/>
    <meta:generator>LibreOffice/5.1.6.2$Linux_X86_64 LibreOffice_project/10m0$Build-2</meta:generator>
  </office:meta>
</office:document-meta>
</file>